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ff0000" fo:font-size="26pt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O</text:span>PERATIVE <text:span text:style-name="T3">T</text:span>RAVEL <text:span text:style-name="T3">S</text:span>ECURITY <text:span text:style-name="T4">S</text:span>YSTEM</text:p>
      <text:p text:style-name="P2">CHECK SHEET</text:p>
      <text:p text:style-name="P5">OP:_______ <text:s text:c="6"/>DATE DONE:_______</text:p>
      <text:p text:style-name="P6"/>
      <text:p text:style-name="P5"><text:span text:style-name="T1">O</text:span> TEST COMMANDS</text:p>
      <text:p text:style-name="P3"><text:s text:c="7"/><text:span text:style-name="T3">O</text:span> (Time/M41) <text:s text:c="2"/>CHECK IN</text:p>
      <text:p text:style-name="P3"><text:s text:c="5"/><text:span text:style-name="T3"><text:s text:c="2"/>O</text:span> (Time/M41) <text:s text:c="2"/>COMMAND UP</text:p>
      <text:p text:style-name="P3"><text:s text:c="7"/><text:span text:style-name="T3">O</text:span> (Time/M41) <text:s text:c="2"/>COMMAND ALPHA</text:p>
      <text:p text:style-name="P3"><text:s text:c="7"/><text:span text:style-name="T3">O</text:span> (Time/M41) <text:s text:c="2"/>COMMAND HOTEL</text:p>
      <text:p text:style-name="P3"><text:s text:c="7"/><text:span text:style-name="T3">O</text:span> (Time/M41) <text:s text:c="2"/>F-PROTOCOL</text:p>
      <text:p text:style-name="P3"><text:s text:c="14"/>O (M41G1) ABORT</text:p>
      <text:p text:style-name="P3"><text:s text:c="14"/>O (M41G1) CONFIRM</text:p>
      <text:p text:style-name="P3"><text:s text:c="7"/><text:span text:style-name="T3">O</text:span> (Time/M41) <text:s text:c="2"/>SWITCH</text:p>
      <text:p text:style-name="P3"><text:s text:c="7"/><text:span text:style-name="T3">O</text:span> (Check/M41) CHECK IN</text:p>
      <text:p text:style-name="P3"><text:s text:c="7"/><text:span text:style-name="T3">O</text:span> (Check/M41) COMMAND UP</text:p>
      <text:p text:style-name="P3"><text:s text:c="7"/><text:span text:style-name="T3">O</text:span> (Check/M41) COMMAND ALPHA</text:p>
      <text:p text:style-name="P3"><text:s text:c="7"/><text:span text:style-name="T3">O</text:span> (Check/M41) COMMAND HOTEL</text:p>
      <text:p text:style-name="P3"><text:s text:c="7"/><text:span text:style-name="T3">O</text:span> (Check/M41) F-PROTOCOL</text:p>
      <text:p text:style-name="P3"><text:s text:c="14"/>O (M41G1) ABORT</text:p>
      <text:p text:style-name="P3"><text:s text:c="14"/>O (M41G1) CONFIRM</text:p>
      <text:p text:style-name="P3"><text:s text:c="7"/><text:span text:style-name="T3">O</text:span> (Check/M41) SWITCH</text:p>
      <text:p text:style-name="P3"><text:s text:c="7"/><text:span text:style-name="T3">O</text:span> (Time/TRACK) <text:s text:c="2"/>CHECK IN</text:p>
      <text:p text:style-name="P3"><text:s text:c="7"/><text:span text:style-name="T3">O</text:span> (Time/TRACK) <text:s text:c="2"/>COMMAND ALPHA</text:p>
      <text:p text:style-name="P3"><text:s text:c="7"/><text:span text:style-name="T3">O</text:span> (Time/TRACK) <text:s text:c="2"/>COMMAND HOTEL</text:p>
      <text:p text:style-name="P3"><text:s text:c="7"/><text:span text:style-name="T3">O</text:span> (Check/TRACK) CHECK IN</text:p>
      <text:p text:style-name="P3"><text:s text:c="7"/><text:span text:style-name="T3">O</text:span> (Check/TRACK) COMMAND ALPHA</text:p>
      <text:p text:style-name="P3"><text:s text:c="6"/><text:span text:style-name="T3"><text:s/>O</text:span> (Check/TRACK) COMMAND HOTEL</text:p>
      <text:p text:style-name="P3"><text:soft-page-break/><text:s text:c="7"/><text:span text:style-name="T3">O</text:span> (Time) <text:s text:c="2"/>THREEMISSED</text:p>
      <text:p text:style-name="P3"><text:s text:c="7"/><text:span text:style-name="T3">O</text:span> (Check) THREEMISSED</text:p>
      <text:p text:style-name="P3"/>
      <text:p text:style-name="P5"><text:span text:style-name="T1">O</text:span> OTS IS SET <text:span text:style-name="T5">HO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MT1" style:family="text">
      <style:text-properties fo:color="#ff0000" fo:font-weight="bold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weight="normal" style:font-weight-asian="normal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X ABS <text:span text:style-name="MT1">MATRIX</text:span><text:span text:style-name="MT2"> <text:s text:c="16"/></text:span><text:span text:style-name="MT1">OTS</text:span><text:span text:style-name="MT2"> CHECK SHEET <text:s text:c="16"/></text:span><text:span text:style-name="MT3">231508Bjun2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 P</meta:initial-creator>
    <meta:creation-date>2019-05-14T19:33:47.05</meta:creation-date>
    <dc:date>2021-06-23T15:39:34.37</dc:date>
    <dc:creator>Bruce Pearce</dc:creator>
    <meta:editing-duration>P4DT22H3M9S</meta:editing-duration>
    <meta:editing-cycles>15</meta:editing-cycles>
    <meta:generator>OpenOffice/4.1.7$Win32 OpenOffice.org_project/417m1$Build-9800</meta:generator>
    <meta:document-statistic meta:table-count="0" meta:image-count="0" meta:object-count="0" meta:page-count="2" meta:paragraph-count="30" meta:word-count="110" meta:character-count="945"/>
  </office:meta>
</office:document-meta>
</file>